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3_1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ia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Ptolemy Soter, Philadelphus, Antiochus Theos, Ptolemy Evergetes, Onias, Ptolemy Philopater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Front Cover]</text:p>
      <text:p text:style-name="P3">Lecture on Post-biblical history/</text:p>
      <text:p text:style-name="P3">No. 10./</text:p>
      <text:p text:style-name="P3"/>
      <text:p text:style-name="P2">[Page 1]</text:p>
      <text:p text:style-name="P2"><text:tab/>Brethren./</text:p>
      <text:p text:style-name="P2">In my last lecture on post-Biblical history, I made/ you mentally witness the changes which took place/ after the division of the empire left by Alexander, as/ those changes affected our people. <text:s/>I did not say/ then that persons who believe in prophecy read in the/ book of Daniel the rise of the great Macedonian King,/ and the bloody wars among his lieutenants consequent upon/ his untimely death. <text:s/>I am well aware that a/ prevailing disposition exists to discredit whatever/ savors of the supernatural. <text:s/>Accordingly, with the usual/ assurance of modern critics, the visions of the righteous/ exile in Chaldea are <text:span text:style-name="T2">put down as</text:span><text:span text:style-name="T3"> declared pious frauds perpe-/-trated in later times to encourage Jews to fight a foreign </text:span><text:span text:style-name="T2">power</text:span><text:span text:style-name="T3"> enemy./ <text:s/>I scarcely need tell that I do not belong to the school which denies inspiration; the </text:span><text:span text:style-name="T2">capacity</text:span><text:span text:style-name="T3"> power to </text:span><text:span text:style-name="T2">flig</text:span><text:span text:style-name="T3">/ fling aside the veil </text:span><text:span text:style-name="T2">which</text:span><text:span text:style-name="T3"> that hides the future, or which/ allows it, at best, the ability to conceive lofty ideals/ </text:span><text:span text:style-name="T2">which</text:span><text:span text:style-name="T3"> that may or may not have a final realization./ <text:s/>But though I reject as false the notion that scriptural/ predictions are writings posterior to the events, when they/</text:span></text:p>
      <text:p text:style-name="P2"><text:span text:style-name="T3"/></text:p>
      <text:p text:style-name="P2"><text:span text:style-name="T3">[Page 2]</text:span></text:p>
      <text:p text:style-name="P2"><text:span text:style-name="T3">claim to foreshow, I refrained from quoting/ Daniel, because my present object is not to explain/ </text:span><text:soft-page-break/><text:span text:style-name="T3">prophecies, but to acquaint my brethren with some of/ the leading occurrences in the annals of their people./ <text:s/>I may nevertheless, with all propriety, refer those who/ share my views, to the eleventh chapter of the book/ of Daniel. <text:s/>There they will see the </text:span><text:span text:style-name="T2">inspired</text:span><text:span text:style-name="T3"> heaven-drawn delineation/ of what I have set forth in my </text:span><text:span text:style-name="T2">former</text:span><text:span text:style-name="T3"> preceding lecture and of/ what I shall further narrate./</text:span></text:p>
      <text:p text:style-name="P2"><text:span text:style-name="T3">Ptolemy Soter, </text:span><text:span text:style-name="T2">in</text:span><text:span text:style-name="T3"> during whose reign Jews had </text:span><text:span text:style-name="T2">pe</text:span><text:span text:style-name="T3"> settled/ extensively in </text:span><text:span text:style-name="T2">Egypt</text:span><text:span text:style-name="T3"> the country of the ancient Pharaohs, left as his successor Ptolemy/ Philadelphus. <text:s/>The latter ruler </text:span><text:span text:style-name="T2">showed</text:span><text:span text:style-name="T3"> always mani-/-fested a friendly spirit towards those whom his/ father had entrusted with responsible positions./ <text:s/></text:span><text:span text:style-name="T2">And</text:span><text:span text:style-name="T3"> Indeed if a legend which has enjoyed general </text:span><text:span text:style-name="T2">crd</text:span><text:span text:style-name="T3"> cre-/-dence may be relied upon, it is from his time that/ the Greek translation of the Hebrew Bible dates./ <text:s/>At his instance, it was undertaken, completed and/ given a post of honor in the famous Alexandria</text:span><text:span text:style-name="T2">s</text:span><text:span text:style-name="T3"> library./ <text:s/>Be that so or not, Philadelphus found in our/ progenitors faithful and valuable subjects in Egypt,/ and wiling tributaries in Palestine./</text:span></text:p>
      <text:p text:style-name="P2"><text:span text:style-name="T3"/></text:p>
      <text:p text:style-name="P2"><text:span text:style-name="T3">[Page 3]</text:span></text:p>
      <text:p text:style-name="P2"><text:span text:style-name="T3">He needed both, for he sustained a tremendous war/ with Antiochus Theos, who had possessed himself/ of Syria. <text:s/>After many a hard-fought battle, in which/ Hebrews doubtless participated, peace was concluded by/ a wretched compromise. <text:s/>Antiochus divorced his wife,/ to marry the daughter of Philadelphus. <text:s/>But, as it/ mostly happens, the vile </text:span><text:span text:style-name="T2">expediency</text:span><text:span text:style-name="T3"> compromise resorted to proved of/ no </text:span><text:span text:style-name="T2">advantage</text:span><text:span text:style-name="T3"> benefit to either party. <text:s/>For no sooner had/ the last named King died, than Antiochus chased away/ the woman he had taken for expedience-sake, and rein</text:span><text:span text:style-name="T2">s</text:span><text:span text:style-name="T3">-/-stated the one he had dismissed. <text:s/>He fancied by/ that to have made amends for past injuries. <text:s/>Too late, for/ the rehabilitated wife fearing her husband's want of/ </text:span><text:span text:style-name="T2">character</text:span><text:span text:style-name="T3"> firmness, poisoned him and set the crown on his oldest son. </text:span><text:span text:style-name="T2">upon</text:span><text:span text:style-name="T3">/ </text:span><text:span text:style-name="T2">the throne</text:span><text:span text:style-name="T3"> <text:s/>Then with </text:span><text:span text:style-name="T2">dire revengefulness,</text:span><text:span text:style-name="T3"> fiendish vindictiveness, she/ caused her rival, her infant child </text:span><text:span text:style-name="T2">al</text:span><text:span text:style-name="T3"> and all the/ Egyptians in her retinue to be strangled./</text:span></text:p>
      <text:p text:style-name="P2"><text:span text:style-name="T3">Ptolemy Evergetes who mounted the throne after the/ decease of Philadelphus, was not long in avenging/ the cruel death of his sister. <text:s/>He rushed upon/</text:span></text:p>
      <text:p text:style-name="P2"><text:span text:style-name="T3"/></text:p>
      <text:p text:style-name="P2"><text:span text:style-name="T3">[Page 4]</text:span></text:p>
      <text:p text:style-name="P2"><text:span text:style-name="T3">Syria with a formidable army, killed the murderous/ queen, and, had not a sedition in Egypt compelled/ him to suspend his campaign, he would have become/ complete master of all the Syrian provinces. <text:s/>He/ carried away, however, an immense booty, among which/ there was two thousand and five hundred statues, com-/-prising idols, that belonged</text:span><text:span text:style-name="T2">ing</text:span><text:span text:style-name="T3"> originally to Egypt, but were stolen/ away by Cambyses when he conquered that country./</text:span></text:p>
      <text:p text:style-name="P2"><text:span text:style-name="T3">Passing through Palestine, the victor </text:span><text:span text:style-name="T2">stopped</text:span><text:span text:style-name="T3"> halted at/ Jerusalem, and presented </text:span><text:span text:style-name="T2">rich</text:span><text:span text:style-name="T3"> munificent gifts to the Temple./ <text:s/>The high priest was then a man ill-calculated to command/ respect and to dignify his station. <text:s/>Onias II, being of/ a grasping disposition, thought that since Evergetes/ had appeared favorable to the Jews, he might take/ advantage of the circumstance to enrich himself. <text:s/>Accordingly: For many years/ he subtracted </text:span><text:span text:style-name="T2">out of</text:span><text:span text:style-name="T3"> from the stipulated tribute, a annual sum of/ about twenty thousand Dollars. </text:span><text:span text:style-name="T2">annually.</text:span><text:span text:style-name="T3"> <text:s/>At last the king of/ Egypt noticed a falling off in the amount due, and/ having learnt the cause, sent a message to Jerusalem that/ unless the deficit was made good, he would proceed to/ harsh measures. <text:s/>And as an evidence of his earnest-/-ness, he dispatched on of his trusty officers to enforce the/ rule./</text:span></text:p>
      <text:p text:style-name="P2"><text:span text:style-name="T3"/></text:p>
      <text:p text:style-name="P2"><text:span text:style-name="T3">[Page 5]</text:span></text:p>
      <text:p text:style-name="P2"><text:span text:style-name="T3">All felt the seriousness of the </text:span><text:span text:style-name="T2">position</text:span><text:span text:style-name="T3"> situation, except/ Onias. <text:s/>He had no wish to disgorge the ill-gotten/ treasures. <text:s/>His greediness would have exposed the/ country to a fearful danger, but for the promptness/ and sagacity of one of his sister's sons, called Joseph./ <text:s/>This succeeded </text:span><text:span text:style-name="T2">in well</text:span><text:span text:style-name="T3"> wonderfully in gaining the good-will of the king's/ officer</text:span><text:span text:style-name="T2">s</text:span><text:span text:style-name="T3">. <text:s/>Having sumptuously entertained him for </text:span><text:span text:style-name="T2">some</text:span><text:span text:style-name="T3"> a/ time, Joseph promised that he would himself come personally/ before Evergetes, and assure the Sovereign of the honest/ intentions of his countrymen. <text:s/></text:span><text:span text:style-name="T2">Having</text:span><text:span text:style-name="T3"> He then collected/ the necessary sums, </text:span><text:span text:style-name="T2">he</text:span><text:span text:style-name="T3"> departed </text:span><text:soft-page-break/><text:span text:style-name="T3">for Egypt, presented/ his credentials as the ambassador of the Jewish nation,/ and met with a most gratifying reception. <text:s/>Not/ only did he appease anger and ward off hostilities, but/ he was chosen, in preference to many competitors, as royal/ collector of tributes throughout a number of Eastern/ provinces, besides Palestine./</text:span></text:p>
      <text:p text:style-name="P2"><text:span text:style-name="T3">Our ancestors under the domination of the Ptolemies, might/ have </text:span><text:span text:style-name="T2">always</text:span><text:span text:style-name="T3"> longer enjoyed a degree of independence, and </text:span><text:span text:style-name="T2">the</text:span><text:span text:style-name="T3"> perfect/ </text:span><text:span text:style-name="T2">entire</text:span><text:span text:style-name="T3"> religious freedom, </text:span><text:span text:style-name="T2">of their</text:span><text:span text:style-name="T3"> if all the progeny of Lagus the founder of the dynasty had acted with uniform </text:span><text:span text:style-name="T2">sentiments demeanour</text:span><text:span text:style-name="T3"> tolerance and kindly consideration. <text:s/>We have seen that Soter had/ atoned, by exceptional kindness, for the hard treatment/ </text:span><text:span text:style-name="T2">displayed</text:span><text:span text:style-name="T3"> he had practised at the outset. <text:s/>His son Philadelphus/</text:span></text:p>
      <text:p text:style-name="P2"><text:span text:style-name="T3"/></text:p>
      <text:p text:style-name="P2"><text:span text:style-name="T3">[Page 6]</text:span></text:p>
      <text:p text:style-name="P2"><text:span text:style-name="T3">is </text:span><text:span text:style-name="T2">said to represented</text:span><text:span text:style-name="T3"> described as having reverenced our books and honored our/ sages, and Evergetes allowed the Jews to follow un-/-molested their own laws, and develop their own resources./ <text:s text:c="2"/>But a change greatly to our injury was the ascension/ of Ptolemy Philopater to the throne. <text:s/>Whether/ the name he bore was given him as a satire, I am/ unable to tell. <text:s/>Certain it is that Philopater, or/ "a lover of his father" was a title unmerited by a son/ whom historians charge with having seized the crown,/ by putting the parent who wore it to a sleep that/ knows no waking. <text:s/>That unnatural son who/ joined to his heinous crime the sin of drunkenness and debauchery, </text:span><text:span text:style-name="T2">and</text:span><text:span text:style-name="T3">/ </text:span><text:span text:style-name="T2">drunkenness,</text:span><text:span text:style-name="T3"> shook off for once his usual unmanly indolence/ on hearing that Palestine, which had all along recognized his sovereign-/-ty was </text:span><text:span text:style-name="T2">the</text:span><text:span text:style-name="T3"> covetted[sic!] by </text:span><text:span text:style-name="T2">a</text:span><text:span text:style-name="T3"> Antigonus, a rival king of/ Syria. <text:s/>To prevent the invasion, he mastered a/ courage of which he was not deemed capable, and/ repelled the aggressor. <text:s/>Our people, obedient to their/ oath, remained loyal to the unworthy scion of the/ Ptolemean stock. <text:s/>Philopater </text:span><text:span text:style-name="T2">remembered</text:span><text:span text:style-name="T3"> noted that,/</text:span></text:p>
      <text:p text:style-name="P2"><text:span text:style-name="T3"/></text:p>
      <text:p text:style-name="P2"><text:span text:style-name="T3">[Page 7]</text:span></text:p>
      <text:p text:style-name="P2"><text:span text:style-name="T3">and when at Jerusalem, he visited the Temple evinced his admiration of/ its stateliness and grandeur and offered oblations and/ donations. <text:s/>But Philopater was irrepressibly as he was irrepressibly haughty as he was irremediably vicious./ <text:s/>He would not suffer the keenest of men's religious feelings/ to interpose obstacles to his will. <text:s/>He </text:span><text:span text:style-name="T2">insisted upon entering</text:span><text:span text:style-name="T3"> demanded </text:span><text:span text:style-name="T2">to go into</text:span><text:span text:style-name="T3"> that/ the Holy of Holies be opened for his inspection. <text:s/>In vain was he told that even the high-/priest was not allowed, but on the day of atonement, to/ tread that sacred ground. <text:s/>Entreaties availed nothing. <text:s/>He ordered/ his attendants to </text:span><text:span text:style-name="T2">to</text:span><text:span text:style-name="T3"> open for him a way among the priests who/ prayfully tried to </text:span><text:span text:style-name="T2">prevent an</text:span><text:span text:style-name="T3"> hinder a sacrilegious entrance. <text:s/>He had not set his/ foot on the thres</text:span><text:span text:style-name="T2">h</text:span><text:span text:style-name="T3">hold, when he fell </text:span><text:span text:style-name="T2">to the earth down</text:span><text:span text:style-name="T3"> prostrate as if/ </text:span><text:span text:style-name="T2">str</text:span><text:span text:style-name="T3"> struck by </text:span><text:span text:style-name="T2">a</text:span><text:span text:style-name="T3"> lightning. <text:s/>Very possibly, the cries of/ the people, and the laments which resounded through the/ awe-inspiring edifice, filled the parricide with an inde-/-finable terror, and he was carried away </text:span><text:span text:style-name="T2">as</text:span><text:span text:style-name="T3"> like a corpse./</text:span></text:p>
      <text:p text:style-name="P2"><text:span text:style-name="T3">Philopater did not </text:span><text:span text:style-name="T2">continue long</text:span><text:span text:style-name="T3"> make any stay in the city which had/ witnessed his humiliation, but neither did he forget/ what had happened there. <text:s/>He nurtured his resentment,/ and </text:span><text:span text:style-name="T2">when</text:span><text:span text:style-name="T3"> once again in the capital of his kingdom, he vented/ the fulness of his anger on the Jews of Alexandria./ <text:s/>It will be remembered that these were very numerous and/ esteemed highly for their varied industries and learning./</text:span></text:p>
      <text:p text:style-name="P2"><text:span text:style-name="T3"/></text:p>
      <text:p text:style-name="P2"><text:span text:style-name="T3">[Page 8]</text:span></text:p>
      <text:p text:style-name="P2"><text:span text:style-name="T3">To cut them off and degrade them, the wicked ruler/ issued a decree that none who did not sacrifice to his/ </text:span><text:span text:style-name="T2">gods</text:span><text:span text:style-name="T3"> deities should be permitted to enter the royal palace./ <text:s/>The edict meant more than it would </text:span><text:span text:style-name="T2">now</text:span><text:span text:style-name="T3"> appear to us. <text:s/>It implied/ the disfranchising of Hebrews, their disqualification to hold/ public offices; so that whereas they had </text:span><text:span text:style-name="T2">been</text:span><text:span text:style-name="T3"> heretofore/ ranked </text:span><text:span text:style-name="T2">in</text:span><text:span text:style-name="T3"> among the first class of subjects, like the Macedonians, now/ they were compelled to register their names as members of the/ lowest grade of society. <text:s/>To add injury to insult, it/ was ordered that those so enrolled, should </text:span><text:span text:style-name="T2">have</text:span><text:span text:style-name="T3"> bear an/ ivy-leaf </text:span><text:soft-page-break/><text:span text:style-name="T3">stamped on their flesh with a hot iron, as a/ sign of their having been consecrated to Bacchus, the god/ which the dissolute king so </text:span><text:span text:style-name="T2">greatly</text:span><text:span text:style-name="T3"> fondly loved. <text:s/>A refusal/ to submit would be punished with slavery </text:span><text:span text:style-name="T2">and</text:span><text:span text:style-name="T3"> or death./ <text:s/>The only means of safety was to voluntarily repudiate/ the Mosaic code, and become Grecianized altogether./ <text:s/>The Jews so sorely pressed, gave largely of their wealth/ to bribe the corrupt officials of the corrupt monarch,/ and evade the infamous law, The poorest had inevitably/ to suffer</text:span><text:span text:style-name="T2">ed</text:span><text:span text:style-name="T3"> degradation and the humiliating brand on their bodies./</text:span></text:p>
      <text:p text:style-name="P2"><text:span text:style-name="T3"/></text:p>
      <text:p text:style-name="P2"><text:span text:style-name="T3">[Page 9]</text:span></text:p>
      <text:p text:style-name="P2"><text:span text:style-name="T3">But to the honor of our ancestors the narrative/ records, that only three hundred out of three millions/ were found to </text:span><text:span text:style-name="T2">accept</text:span><text:span text:style-name="T3"> embrace apostacy[sic!] </text:span><text:span text:style-name="T2">as the condition for</text:span><text:span text:style-name="T3"> in order to/ escape</text:span><text:span text:style-name="T2">ing</text:span><text:span text:style-name="T3"> persecution. <text:s/>And those three hundred dared not/ come nigh their former coreligionists, for a contact with/ the renegades was shunned by the Jewish population like/ pestilence./</text:span></text:p>
      <text:p text:style-name="P2"><text:span text:style-name="T3">In my next lecture I </text:span><text:span text:style-name="T2">will tell</text:span><text:span text:style-name="T3"> shall speak of the evils </text:span><text:span text:style-name="T2">which the righteous</text:span><text:span text:style-name="T3"> threatened against our forefathers by/ </text:span><text:span text:style-name="T2">indignation of our forefathers against their</text:span><text:span text:style-name="T3"> reason of their righteous indignation towards recreant </text:span><text:span text:style-name="T2">bre-</text:span><text:span text:style-name="T3"> Jews/ </text:span><text:span text:style-name="T2">-thren, threatened, and</text:span><text:span text:style-name="T3"> and I will tell also how by a divine interposition they/ escaped an appalling misfortun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5T13:29:49.57</meta:creation-date>
    <meta:document-statistic meta:table-count="0" meta:image-count="0" meta:object-count="0" meta:page-count="5" meta:paragraph-count="88" meta:word-count="1917" meta:character-count="12056"/>
    <dc:date>2012-12-05T14:28:52.06</dc:date>
    <meta:editing-duration>PT9M20S</meta:editing-duration>
    <meta:editing-cycles>1</meta:editing-cycles>
    <meta:generator>OpenOffice.org/3.4.1$Win32 OpenOffice.org_project/341m1$Build-9593</meta:generator>
  </office:meta>
</office:document-meta>
</file>